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927cm"/>
    </style:style>
    <style:style style:name="Tabell2.C" style:family="table-column">
      <style:table-column-properties style:column-width="3.651cm"/>
    </style:style>
    <style:style style:name="Tabell2.D" style:family="table-column">
      <style:table-column-properties style:column-width="1.984cm"/>
    </style:style>
    <style:style style:name="Tabell2.E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office:value-type="string">
            <text:list xml:id="list3661920355516201016" text:style-name="L1">
              <text:list-header>
                <text:p text:style-name="P1">Testspecifikation med testfall påbörjas</text:p>
              </text:list-header>
            </text:list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office:value-type="string">
            <text:list xml:id="list6688157924268198357" text:style-name="L2">
              <text:list-header>
                <text:p text:style-name="P2">Systemtest och testrapport</text:p>
              </text:list-header>
            </text:list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office:value-type="string">
            <text:p text:style-name="P4">Stora delar i spelet ska genereras på nytt varje gång man påbörjar ett nytt spel.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5h</text:p>
          </table:table-cell>
        </table:table-row>
        <table:table-row>
          <table:table-cell table:style-name="Tabell2.E2" table:number-columns-spanned="5" office:value-type="string">
            <text:p text:style-name="Table_20_Contents">↑OBS: Fortfarande planeringstadie, 3h | Grunderna är klara nu! <text:s/>↑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4">AF1.2 </text:p>
          </table:table-cell>
          <table:table-cell table:style-name="Tabell2.A2" office:value-type="string">
            <text:p text:style-name="P4">intervjua Actors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E2" table:number-columns-spanned="5" office:value-type="string">
            <text:p text:style-name="P3">↑OBS: Fortfarande planeringstadie, 2h | Grunderna är klara nu! <text:s/>↑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32M59S</meta:editing-duration>
    <meta:editing-cycles>6</meta:editing-cycles>
    <meta:generator>OpenOffice.org/3.4.1$Win32 OpenOffice.org_project/341m1$Build-9593</meta:generator>
    <dc:date>2014-04-18T18:53:53.01</dc:date>
    <meta:document-statistic meta:table-count="1" meta:image-count="0" meta:object-count="0" meta:page-count="1" meta:paragraph-count="29" meta:word-count="81" meta:character-count="472"/>
    <meta:user-defined meta:name="Info 1"/>
    <meta:user-defined meta:name="Info 2"/>
    <meta:user-defined meta:name="Info 3"/>
    <meta:user-defined meta:name="Info 4"/>
  </office:meta>
</office:document-meta>
</file>